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57.41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52.12mm"/>
    </style:style>
    <style:style style:name="co7" style:family="table-column">
      <style:table-column-properties fo:break-before="auto" style:column-width="29.9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140.88mm"/>
    </style:style>
    <style:style style:name="co10" style:family="table-column">
      <style:table-column-properties fo:break-before="auto" style:column-width="44.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04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order-bottom="none" fo:background-color="#c4d7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ce1" fo:border="0.06pt solid #000000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ce1" fo:border="0.06pt solid #000000" style:rotation-align="none"/>
    </style:style>
    <style:style style:name="ce4" style:family="table-cell" style:parent-style-name="Default">
      <style:table-cell-properties fo:background-color="#eeece1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eeece1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eece1" fo:border="0.06pt solid #000000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6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c4d7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ebf1de" fo:border="0.06pt solid #000000" style:rotation-align="none"/>
    </style:style>
    <style:style style:name="ce1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ccff99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06pt solid #000000" fo:background-color="#ccff99" fo:border-left="0.06pt solid #000000" fo:border-right="none" fo:border-top="none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ccff99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ccff99" fo:border-left="none" fo:border-right="none" fo:border-top="none"/>
    </style:style>
    <style:style style:name="ce22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  <style:text-properties style:font-name="Calibri" style:font-name-asian="Noto Sans CJK SC Regular" style:font-name-complex="Calibri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  <style:text-properties style:text-underline-style="none"/>
    </style:style>
    <style:style style:name="ce30" style:family="table-cell" style:parent-style-name="Default">
      <style:text-properties style:text-underline-style="none"/>
    </style:style>
    <style:style style:name="ce3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bpersonas</text:p>
          </table:table-cell>
          <table:table-cell/>
          <table:table-cell table:style-name="ce1" office:value-type="string" calcext:value-type="string">
            <text:p>tbclientes</text:p>
          </table:table-cell>
          <table:table-cell/>
          <table:table-cell table:style-name="ce9" office:value-type="string" calcext:value-type="string">
            <text:p>tbempleados</text:p>
          </table:table-cell>
          <table:table-cell/>
          <table:table-cell table:style-name="ce1" office:value-type="string" calcext:value-type="string">
            <text:p>tbtipoempleado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ersonaid</text:p>
          </table:table-cell>
          <table:table-cell/>
          <table:table-cell table:style-name="ce5" office:value-type="string" calcext:value-type="string">
            <text:p>clienteid</text:p>
          </table:table-cell>
          <table:table-cell/>
          <table:table-cell table:style-name="ce5" office:value-type="string" calcext:value-type="string">
            <text:p>empleadoid</text:p>
          </table:table-cell>
          <table:table-cell/>
          <table:table-cell table:style-name="ce2" office:value-type="string" calcext:value-type="string">
            <text:p>tipoemplead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ersonatelefono</text:p>
          </table:table-cell>
          <table:table-cell/>
          <table:table-cell table:style-name="ce6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tipoempleadosalariobase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ersonanombre</text:p>
          </table:table-cell>
          <table:table-cell/>
          <table:table-cell table:style-name="ce3" office:value-type="string" calcext:value-type="string">
            <text:p>clientedireccionexacta</text:p>
          </table:table-cell>
          <table:table-cell/>
          <table:table-cell table:style-name="ce6" office:value-type="string" calcext:value-type="string">
            <text:p>tipoempleado</text:p>
          </table:table-cell>
          <table:table-cell/>
          <table:table-cell table:style-name="ce3" office:value-type="string" calcext:value-type="string">
            <text:p>tipoempleadodescripcio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ersonaapellido1</text:p>
          </table:table-cell>
          <table:table-cell/>
          <table:table-cell table:style-name="ce7"/>
          <table:table-cell/>
          <table:table-cell table:style-name="ce3" office:value-type="string" calcext:value-type="string">
            <text:p>empleadocedula</text:p>
          </table:table-cell>
          <table:table-cell/>
          <table:table-cell table:style-name="ce3" office:value-type="string" calcext:value-type="string">
            <text:p>tipoempleadohoraextra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ersonaapellido2</text:p>
          </table:table-cell>
          <table:table-cell table:number-columns-repeated="3"/>
          <table:table-cell table:style-name="ce3" office:value-type="string" calcext:value-type="string">
            <text:p>empleadocontraseni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ersonacorreo</text:p>
          </table:table-cell>
          <table:table-cell/>
          <table:table-cell table:style-name="ce1" office:value-type="string" calcext:value-type="string">
            <text:p>tbcontrolproductos</text:p>
          </table:table-cell>
          <table:table-cell/>
          <table:table-cell table:style-name="ce3" office:value-type="string" calcext:value-type="string">
            <text:p>empleadoedad</text:p>
          </table:table-cell>
          <table:table-cell/>
          <table:table-cell table:style-name="ce10" office:value-type="string" calcext:value-type="string">
            <text:p>tbempleadolicencia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zonaid</text:p>
          </table:table-cell>
          <table:table-cell/>
          <table:table-cell table:style-name="ce5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empleadosexo</text:p>
          </table:table-cell>
          <table:table-cell/>
          <table:table-cell table:style-name="ce2" office:value-type="string" calcext:value-type="string">
            <text:p>empleadolicenciaid</text:p>
          </table:table-cell>
          <table:table-cell table:style-name="ce11"/>
          <table:table-cell table:style-name="ce7"/>
          <table:table-cell table:style-name="ce13"/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materiaprimaid</text:p>
          </table:table-cell>
          <table:table-cell/>
          <table:table-cell table:style-name="ce3" office:value-type="string" calcext:value-type="string">
            <text:p>empleadoestadocivil</text:p>
          </table:table-cell>
          <table:table-cell/>
          <table:table-cell table:style-name="ce12" office:value-type="string" calcext:value-type="string">
            <text:p>empleadolicenciavigencia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empleadocuentabancaria</text:p>
          </table:table-cell>
          <table:table-cell/>
          <table:table-cell table:style-name="ce6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zonas</text:p>
          </table:table-cell>
          <table:table-cell table:number-columns-repeated="3"/>
          <table:table-cell table:style-name="ce3" office:value-type="string" calcext:value-type="string">
            <text:p>empleadolicenciaid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zonaid</text:p>
          </table:table-cell>
          <table:table-cell/>
          <table:table-cell table:style-name="ce1" office:value-type="string" calcext:value-type="string">
            <text:p>tbproducto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nombre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precio</text:p>
          </table:table-cell>
          <table:table-cell/>
          <table:table-cell table:style-name="ce3" office:value-type="string" calcext:value-type="string">
            <text:p>productonombre</text:p>
          </table:table-cell>
          <table:table-cell/>
          <table:table-cell table:style-name="ce10" office:value-type="string" calcext:value-type="string">
            <text:p>tbtipomateriasprimas</text:p>
          </table:table-cell>
          <table:table-cell/>
          <table:table-cell table:style-name="ce1" office:value-type="string" calcext:value-type="string">
            <text:p>tbvehiculo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productoprecio</text:p>
          </table:table-cell>
          <table:table-cell/>
          <table:table-cell table:style-name="ce5" office:value-type="string" calcext:value-type="string">
            <text:p>tipomateriaprimaid</text:p>
          </table:table-cell>
          <table:table-cell/>
          <table:table-cell table:style-name="ce2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tipomateriaprimacategoria</text:p>
          </table:table-cell>
          <table:table-cell/>
          <table:table-cell table:style-name="ce3" office:value-type="string" calcext:value-type="string">
            <text:p>vehiculoplac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venta</text:p>
          </table:table-cell>
          <table:table-cell table:number-columns-repeated="5"/>
          <table:table-cell table:style-name="ce3" office:value-type="string" calcext:value-type="string">
            <text:p>vehiculomarc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entaid</text:p>
          </table:table-cell>
          <table:table-cell/>
          <table:table-cell table:style-name="ce1" office:value-type="string" calcext:value-type="string">
            <text:p>tbmateriasprimas</text:p>
          </table:table-cell>
          <table:table-cell table:number-columns-repeated="3"/>
          <table:table-cell table:style-name="ce3" office:value-type="string" calcext:value-type="string">
            <text:p>vehiculomodelo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mpleadoid</text:p>
          </table:table-cell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1" office:value-type="string" calcext:value-type="string">
            <text:p>tbfactur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ventacantidadproducto</text:p>
          </table:table-cell>
          <table:table-cell/>
          <table:table-cell table:style-name="ce3" office:value-type="string" calcext:value-type="string">
            <text:p>materiaprimanombre</text:p>
          </table:table-cell>
          <table:table-cell/>
          <table:table-cell table:style-name="ce5" office:value-type="string" calcext:value-type="string">
            <text:p>factur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materiaprimaprecio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onaid</text:p>
          </table:table-cell>
          <table:table-cell/>
          <table:table-cell table:style-name="ce4" office:value-type="string" calcext:value-type="string">
            <text:p>tipomateriaprimaid</text:p>
          </table:table-cell>
          <table:table-cell/>
          <table:table-cell table:style-name="ce3" office:value-type="string" calcext:value-type="string">
            <text:p>facturafecha</text:p>
          </table:table-cell>
          <table:table-cell table:style-name="ce11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ventatotal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pagac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vuelto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facturaid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UD VEHICULO" table:style-name="ta2">
        <office:forms form:automatic-focus="false" form:apply-design-mode="false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1019" table:default-cell-style-name="Default"/>
        <table:table-row table:style-name="ro2">
          <table:table-cell/>
          <table:table-cell table:style-name="ce14" office:value-type="string" calcext:value-type="string" table:number-columns-spanned="2" table:number-rows-spanned="2">
            <text:p>GRUD VEHICULO</text:p>
          </table:table-cell>
          <table:covered-table-cell table:style-name="ce20"/>
          <table:table-cell table:number-columns-repeated="1021"/>
        </table:table-row>
        <table:table-row table:style-name="ro2">
          <table:table-cell/>
          <table:covered-table-cell table:style-name="ce15"/>
          <table:covered-table-cell table:style-name="ce2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 table:formula="of:=[.G16]" office:value-type="string" office:string-value="Metodo" calcext:value-type="string">
            <text:p>Metodo</text:p>
          </table:table-cell>
          <table:table-cell table:style-name="ce22" table:formula="of:=[.G17]" office:value-type="string" office:string-value="Delete" calcext:value-type="string">
            <text:p>Delete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 calcext:value-type="string">
            <text:p>Variables</text:p>
          </table:table-cell>
          <table:table-cell table:style-name="ce23" table:formula="of:=[Tablas.G15]&amp;&quot;, &quot;&amp;[Tablas.G16]&amp;&quot;, &quot;&amp;[Tablas.G17]&amp;&quot;, &quot;&amp;[Tablas.G18]" office:value-type="string" office:string-value="vehiculoid, vehiculoplaca, vehiculomarca, vehiculomodelo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 calcext:value-type="string">
            <text:p>Buscar por:</text:p>
          </table:table-cell>
          <table:table-cell table:style-name="ce24" table:formula="of:=[Tablas.G16]" office:value-type="string" office:string-value="vehiculoplaca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 calcext:value-type="string">
            <text:p>Acción</text:p>
          </table:table-cell>
          <table:table-cell table:style-name="ce24" table:formula="of:=[.E18]&amp;&quot; &quot;&amp;[Tablas.G14]" office:value-type="string" office:string-value="Modifica la tbvehiculos" calcext:value-type="string">
            <text:p>Modifica la tbvehiculos</text:p>
          </table:table-cell>
          <table:table-cell table:number-columns-repeated="1021"/>
        </table:table-row>
        <table:table-row table:style-name="ro4">
          <table:table-cell/>
          <table:table-cell table:style-name="ce16" office:value-type="string" calcext:value-type="string">
            <text:p>Datos a</text:p>
            <text:p>Enviar.</text:p>
          </table:table-cell>
          <table:table-cell table:style-name="ce24" table:formula="of:=[Tablas.G16]" office:value-type="string" office:string-value="vehiculoplaca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 calcext:value-type="string">
            <text:p>Resultado</text:p>
          </table:table-cell>
          <table:table-cell table:style-name="ce24" table:formula="of:=[.E19]&amp;&quot; &quot;&amp;[Tablas.G15]&amp;&quot; &quot;&amp;[Tablas.G16]&amp;&quot; &quot;&amp;[Tablas.G17]&amp;&quot; &quot;&amp;[Tablas.G18]" office:value-type="string" office:string-value="Elimina  vehiculoid vehiculoplaca vehiculomarca vehiculomodelo" calcext:value-type="string">
            <text:p>Elimina <text:s/>vehiculoid vehiculoplaca vehiculomarca vehiculomode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Método</text:p>
          </table:table-cell>
          <table:table-cell table:style-name="ce25" table:formula="of:=[.G18]" office:value-type="string" office:string-value="Update" calcext:value-type="string">
            <text:p>Update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 calcext:value-type="string">
            <text:p>Variables</text:p>
          </table:table-cell>
          <table:table-cell table:style-name="ce23" table:formula="of:=[Tablas.G15]&amp;&quot;, &quot;&amp;[Tablas.G16]&amp;&quot;, &quot;&amp;[Tablas.G17]&amp;&quot;, &quot;&amp;[Tablas.G18]" office:value-type="string" office:string-value="vehiculoid, vehiculoplaca, vehiculomarca, vehiculomodelo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 calcext:value-type="string">
            <text:p>Buscar por:</text:p>
          </table:table-cell>
          <table:table-cell table:style-name="ce23" table:formula="of:=[Tablas.G16]" office:value-type="string" office:string-value="vehiculoplaca" calcext:value-type="string">
            <text:p>vehiculoplaca</text:p>
          </table:table-cell>
          <table:table-cell table:number-columns-repeated="1021"/>
        </table:table-row>
        <table:table-row table:style-name="ro4">
          <table:table-cell/>
          <table:table-cell table:style-name="ce16" office:value-type="string" calcext:value-type="string">
            <text:p>Datos a</text:p>
            <text:p> Enviar.</text:p>
          </table:table-cell>
          <table:table-cell table:style-name="ce23" table:formula="of:=[Tablas.G15]&amp;&quot;, &quot;&amp;[Tablas.G16]&amp;&quot;, &quot;&amp;[Tablas.G17]&amp;&quot;, &quot;&amp;[Tablas.G18]" office:value-type="string" office:string-value="vehiculoid, vehiculoplaca, vehiculomarca, vehiculomodelo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 calcext:value-type="string">
            <text:p>Acción</text:p>
          </table:table-cell>
          <table:table-cell table:style-name="ce24" table:formula="of:=[.E18]&amp;&quot; &quot;&amp;[Tablas.G14]" office:value-type="string" office:string-value="Modifica la tbvehiculos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 calcext:value-type="string">
            <text:p>Resultado</text:p>
          </table:table-cell>
          <table:table-cell table:style-name="ce24" table:formula="of:=[.E20]&amp;&quot; &quot;&amp;[Tablas.G16]&amp;&quot; &quot;&amp;[Tablas.G17]&amp;&quot; &quot;&amp;[Tablas.G18]" office:value-type="string" office:string-value="Actualiza  vehiculoplaca vehiculomarca vehiculomodelo" calcext:value-type="string">
            <text:p>Actualiza <text:s/>vehiculoplaca vehiculomarca vehiculomodelo</text:p>
          </table:table-cell>
          <table:table-cell table:number-columns-repeated="3"/>
          <table:table-cell table:style-name="ce31" office:value-type="string" calcext:value-type="string">
            <text:p>Metodo</text:p>
          </table:table-cell>
          <table:table-cell table:number-columns-repeated="1017"/>
        </table:table-row>
        <table:table-row table:style-name="ro2">
          <table:table-cell/>
          <table:table-cell table:style-name="ce17"/>
          <table:table-cell table:number-columns-repeated="2"/>
          <table:table-cell table:style-name="ce28" office:value-type="string" calcext:value-type="string">
            <text:p>NOTAS</text:p>
          </table:table-cell>
          <table:table-cell/>
          <table:table-cell table:style-name="ce32" office:value-type="string" calcext:value-type="string">
            <text:p>Delete</text:p>
          </table:table-cell>
          <table:table-cell table:number-columns-repeated="1017"/>
        </table:table-row>
        <table:table-row table:style-name="ro2">
          <table:table-cell/>
          <table:table-cell table:style-name="ce18" table:formula="of:=[.G16]" office:value-type="string" office:string-value="Metodo" calcext:value-type="string">
            <text:p>Metodo</text:p>
          </table:table-cell>
          <table:table-cell table:style-name="ce26" table:formula="of:=[.G19]" office:value-type="string" office:string-value="Create" calcext:value-type="string">
            <text:p>Create</text:p>
          </table:table-cell>
          <table:table-cell/>
          <table:table-cell table:style-name="ce24" office:value-type="string" calcext:value-type="string">
            <text:p>Modifica la</text:p>
          </table:table-cell>
          <table:table-cell/>
          <table:table-cell table:style-name="ce32" office:value-type="string" calcext:value-type="string">
            <text:p>Update</text:p>
          </table:table-cell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Variables</text:p>
          </table:table-cell>
          <table:table-cell table:style-name="ce23" table:formula="of:=[Tablas.G15]&amp;&quot;, &quot;&amp;[Tablas.G16]&amp;&quot;, &quot;&amp;[Tablas.G17]&amp;&quot;, &quot;&amp;[Tablas.G18]" office:value-type="string" office:string-value="vehiculoid, vehiculoplaca, vehiculomarca, vehiculomodelo" calcext:value-type="string">
            <text:p>vehiculoid, vehiculoplaca, vehiculomarca, vehiculomodelo</text:p>
          </table:table-cell>
          <table:table-cell/>
          <table:table-cell table:style-name="ce24" office:value-type="string" calcext:value-type="string">
            <text:p>Elimina </text:p>
          </table:table-cell>
          <table:table-cell/>
          <table:table-cell table:style-name="ce32" office:value-type="string" calcext:value-type="string">
            <text:p>Create</text:p>
          </table:table-cell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Buscar por:</text:p>
          </table:table-cell>
          <table:table-cell table:style-name="ce24" office:value-type="string" calcext:value-type="string">
            <text:p>NULL</text:p>
          </table:table-cell>
          <table:table-cell/>
          <table:table-cell table:style-name="ce24" office:value-type="string" calcext:value-type="string">
            <text:p>Actualiza </text:p>
          </table:table-cell>
          <table:table-cell/>
          <table:table-cell table:style-name="ce32" office:value-type="string" calcext:value-type="string">
            <text:p>Buscar</text:p>
          </table:table-cell>
          <table:table-cell table:number-columns-repeated="1017"/>
        </table:table-row>
        <table:table-row table:style-name="ro4">
          <table:table-cell/>
          <table:table-cell table:style-name="ce19" office:value-type="string" calcext:value-type="string">
            <text:p>Datos a  </text:p>
            <text:p>Enviar.</text:p>
          </table:table-cell>
          <table:table-cell table:style-name="ce23" table:formula="of:=[Tablas.G15]&amp;&quot;, &quot;&amp;[Tablas.G16]&amp;&quot;,  &quot;&amp;[Tablas.G17]&amp;&quot;, &quot;&amp;[Tablas.G18]" office:value-type="string" office:string-value="vehiculoid, vehiculoplaca,  vehiculomarca, vehiculomodelo" calcext:value-type="string">
            <text:p>vehiculoid, vehiculoplaca, <text:s/>vehiculomarca, vehiculomodelo</text:p>
          </table:table-cell>
          <table:table-cell/>
          <table:table-cell table:style-name="ce24" office:value-type="string" calcext:value-type="string">
            <text:p>Crea un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string" calcext:value-type="string">
            <text:p>Acción</text:p>
          </table:table-cell>
          <table:table-cell table:style-name="ce24" table:formula="of:=[.E18]&amp;&quot; &quot;&amp;[Tablas.G14]" office:value-type="string" office:string-value="Modifica la tbvehiculos" calcext:value-type="string">
            <text:p>Modifica la tbvehiculos</text:p>
          </table:table-cell>
          <table:table-cell/>
          <table:table-cell table:style-name="ce29" office:value-type="string" calcext:value-type="string">
            <text:p>nuevo vehículo</text:p>
          </table:table-cell>
          <table:table-cell table:style-name="ce30"/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Resultado</text:p>
          </table:table-cell>
          <table:table-cell table:style-name="ce24" table:formula="of:=[.E21]&amp;&quot; &quot;&amp;[.E22]" office:value-type="string" office:string-value="Crea un nuevo vehículo" calcext:value-type="string">
            <text:p>Crea un nuevo vehículo</text:p>
          </table:table-cell>
          <table:table-cell/>
          <table:table-cell table:style-name="ce24" office:value-type="string" calcext:value-type="string">
            <text:p>Obtener datos de l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table:formula="of:=[.G16]" office:value-type="string" office:string-value="Metodo" calcext:value-type="string">
            <text:p>Metodo</text:p>
          </table:table-cell>
          <table:table-cell table:style-name="ce26" table:formula="of:=[.G20]" office:value-type="string" office:string-value="Buscar" calcext:value-type="string">
            <text:p>Buscar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Variables</text:p>
          </table:table-cell>
          <table:table-cell table:style-name="ce23" table:formula="of:=[Tablas.G15]&amp;&quot;, &quot;&amp;[Tablas.G16]&amp;&quot;,  &quot;&amp;[Tablas.G17]&amp;&quot;, &quot;&amp;[Tablas.G18]" office:value-type="string" office:string-value="vehiculoid, vehiculoplaca,  vehiculomarca, vehiculomodelo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Buscar por:</text:p>
          </table:table-cell>
          <table:table-cell table:style-name="ce23" table:formula="of:=[Tablas.G16]" office:value-type="string" office:string-value="vehiculoplaca" calcext:value-type="string">
            <text:p>vehiculoplaca</text:p>
          </table:table-cell>
          <table:table-cell table:number-columns-repeated="2"/>
          <table:table-cell table:style-name="ce27"/>
          <table:table-cell table:number-columns-repeated="1018"/>
        </table:table-row>
        <table:table-row table:style-name="ro4">
          <table:table-cell/>
          <table:table-cell table:style-name="ce19" office:value-type="string" calcext:value-type="string">
            <text:p>Datos a  </text:p>
            <text:p>Enviar.</text:p>
          </table:table-cell>
          <table:table-cell table:style-name="ce23" table:formula="of:=[Tablas.G16]" office:value-type="string" office:string-value="vehiculoplaca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Acción</text:p>
          </table:table-cell>
          <table:table-cell table:style-name="ce24" table:formula="of:=[.E23]&amp;&quot; &quot;&amp;[Tablas.G14]" office:value-type="string" office:string-value="Obtener datos de la tbvehiculos" calcext:value-type="string">
            <text:p>Obtener datos de la tbvehiculos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Resultado</text:p>
          </table:table-cell>
          <table:table-cell table:style-name="ce24" table:formula="of:=[Tablas.G15]&amp;&quot;, &quot;&amp;[Tablas.G16]&amp;&quot;,  &quot;&amp;[Tablas.G17]&amp;&quot;, &quot;&amp;[Tablas.G18]" office:value-type="string" office:string-value="vehiculoid, vehiculoplaca,  vehiculomarca, vehiculomodelo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27"/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R">
      <number:day number:style="long"/>
      <number:text>-</number:text>
      <number:month number:textual="true"/>
    </number:date-style>
    <number:date-style style:name="N10115" number:language="es" number:country="CR">
      <number:month number:textual="true"/>
      <number:text>-</number:text>
      <number:year/>
    </number:date-style>
    <number:date-style style:name="N10116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8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9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1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2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R">
      <loext:text> </loext:text>
      <loext:fill-character> </loext:fill-character>
      <number:text>- </number:text>
    </number:number-style>
    <number:text-style style:name="N10126" number:language="es" number:country="C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CR">
      <loext:text> ₡</loext:text>
      <loext:fill-character> </loext:fill-character>
      <number:text>- </number:text>
    </number:number-style>
    <number:text-style style:name="N10130" number:language="es" number:country="C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C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04:34:32.5909966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4:02:31</meta:creation-date>
    <dc:date>2017-08-30T04:46:35.340255855</dc:date>
    <meta:generator>LibreOffice/5.1.6.2$Linux_X86_64 LibreOffice_project/10m0$Build-2</meta:generator>
    <meta:editing-duration>PT6M25S</meta:editing-duration>
    <meta:editing-cycles>3</meta:editing-cycles>
    <meta:document-statistic meta:table-count="3" meta:cell-count="13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